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Standard">
      <style:text-properties officeooo:paragraph-rsid="001d209b"/>
    </style:style>
    <style:style style:name="P15" style:family="paragraph" style:parent-style-name="Table_20_Contents"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20be7d" style:font-size-asian="12pt" style:font-size-complex="12pt"/>
    </style:style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Heading_20_1" style:master-page-name="First_20_Page">
      <style:paragraph-properties style:page-number="auto"/>
      <style:text-properties officeooo:paragraph-rsid="0019ccc2"/>
    </style:style>
    <style:style style:name="P19" style:family="paragraph" style:parent-style-name="Table_20_Contents" style:list-style-name="L2">
      <style:text-properties style:font-name="Times New Roman" fo:font-size="12pt" officeooo:paragraph-rsid="0020be7d" style:font-size-asian="12pt" style:font-size-complex="12pt"/>
    </style:style>
    <style:style style:name="P20" style:family="paragraph" style:parent-style-name="Table_20_Contents">
      <style:text-properties style:font-name="Times New Roman" fo:font-size="12pt" fo:font-weight="bold" officeooo:rsid="000f67fd" officeooo:paragraph-rsid="002450bb" style:font-size-asian="12pt" style:font-weight-asian="bold" style:font-size-complex="12pt" style:font-weight-complex="bold"/>
    </style:style>
    <style:style style:name="P21" style:family="paragraph">
      <style:paragraph-properties style:writing-mode="lr-tb"/>
    </style:style>
    <style:style style:name="P22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209b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f1a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9ccc2"/>
    </style:style>
    <style:style style:name="T19" style:family="text">
      <style:text-properties officeooo:rsid="001d209b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f90df"/>
    </style:style>
    <style:style style:name="T22" style:family="text">
      <style:text-properties officeooo:rsid="00231b3f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19436524608" text:id="ct140319436524608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19405885600" text:id="ct1403194058856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79522368" text:id="ct14031937952236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19379482992" text:id="ct14031937948299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19381042416" text:id="ct14031938104241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8" text:outline-level="1"><text:change text:change-id="ct140319436524608"/><text:change-start text:change-id="ct140319405885600"/>Adopt<text:change-end text:change-id="ct140319405885600"/>ed<text:change-start text:change-id="ct140319379522368"/> as a <text:change-end text:change-id="ct140319379522368"/>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319379482992"/><text:change-start text:change-id="ct140319381042416"/>Version History<text:change-end text:change-id="ct14031938104241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5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4"><text:span text:style-name="Page_20_Number"><text:span text:style-name="T4">Feb 6, 2016</text:span></text:span></text:p>
          </table:table-cell>
          <table:table-cell table:style-name="Table2.A2" office:value-type="string">
            <text:p text:style-name="P20">Feb 20, 2016</text:p>
          </table:table-cell>
          <table:table-cell table:style-name="Table2.C2" office:value-type="string">
            <text:p text:style-name="P16"><text:span text:style-name="T20">Minor grammatical corrections and </text:span><text:span text:style-name="T21">readability</text:span><text:span text:style-name="T20"> improvements </text:span><text:span text:style-name="T21">as well as the following specific changes:</text:span></text:p>
            <text:list xml:id="list6346037941823559860" text:style-name="L2">
              <text:list-item>
                <text:p text:style-name="P19">Added Blue/Gold, CB<text:span text:style-name="T22">US</text:span>, MERG sections</text:p>
              </text:list-item>
              <text:list-item>
                <text:p text:style-name="P19">Added references to <text:span text:style-name="T19">relevant</text:span> S and TN documents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f1a75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27T16:17:33.333974140" text:date-adjust="PT1440H00M00S">Apr 27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Glossary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0.1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4</meta:editing-cycles>
    <meta:editing-duration>PT19H31M2S</meta:editing-duration>
    <meta:generator>LibreOffice/4.4.0.3$MacOSX_X86_64 LibreOffice_project/de093506bcdc5fafd9023ee680b8c60e3e0645d7</meta:generator>
    <dc:date>2016-02-27T16:17:33.203806000</dc:date>
    <meta:printed-by>Bob Jacobsen</meta:printed-by>
    <meta:print-date>2010-09-15T08:46:04</meta:print-date>
    <meta:document-statistic meta:table-count="2" meta:image-count="1" meta:object-count="0" meta:page-count="1" meta:paragraph-count="19" meta:word-count="114" meta:character-count="692" meta:non-whitespace-character-count="592"/>
  </office:meta>
</office:document-meta>
</file>